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d6d5e"/>
    </style:style>
    <style:style style:name="P2" style:family="paragraph" style:parent-style-name="Standard">
      <style:text-properties officeooo:rsid="001d6d5e" officeooo:paragraph-rsid="001d6d5e"/>
    </style:style>
    <style:style style:name="P3" style:family="paragraph" style:parent-style-name="Standard">
      <style:text-properties officeooo:rsid="00220d19" officeooo:paragraph-rsid="00220d19"/>
    </style:style>
    <style:style style:name="P4" style:family="paragraph" style:parent-style-name="Standard">
      <style:text-properties officeooo:rsid="00220d19" officeooo:paragraph-rsid="00231cab"/>
    </style:style>
    <style:style style:name="P5" style:family="paragraph" style:parent-style-name="Standard">
      <style:text-properties fo:font-weight="bold" officeooo:rsid="00220d19" officeooo:paragraph-rsid="00220d19" style:font-weight-asian="bold" style:font-weight-complex="bold"/>
    </style:style>
    <style:style style:name="P6" style:family="paragraph" style:parent-style-name="Standard">
      <style:text-properties fo:font-weight="normal" officeooo:rsid="00220d19" officeooo:paragraph-rsid="00231cab" style:font-weight-asian="normal" style:font-weight-complex="normal"/>
    </style:style>
    <style:style style:name="P7" style:family="paragraph" style:parent-style-name="Standard">
      <style:text-properties officeooo:rsid="001d6d5e" officeooo:paragraph-rsid="00231cab"/>
    </style:style>
    <style:style style:name="P8" style:family="paragraph" style:parent-style-name="Standard">
      <style:text-properties officeooo:paragraph-rsid="00231cab"/>
    </style:style>
    <style:style style:name="P9" style:family="paragraph" style:parent-style-name="Standard">
      <style:text-properties officeooo:paragraph-rsid="0024f420"/>
    </style:style>
    <style:style style:name="P10" style:family="paragraph" style:parent-style-name="Standard">
      <style:text-properties officeooo:paragraph-rsid="0025f25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d4751"/>
    </style:style>
    <style:style style:name="T3" style:family="text">
      <style:text-properties style:text-underline-style="solid" style:text-underline-width="auto" style:text-underline-color="font-color" officeooo:rsid="00231cab"/>
    </style:style>
    <style:style style:name="T4" style:family="text">
      <style:text-properties style:text-underline-style="solid" style:text-underline-width="auto" style:text-underline-color="font-color" officeooo:rsid="001d6d5e"/>
    </style:style>
    <style:style style:name="T5" style:family="text">
      <style:text-properties officeooo:rsid="001d4751"/>
    </style:style>
    <style:style style:name="T6" style:family="text">
      <style:text-properties style:text-underline-style="none" officeooo:rsid="001d4751"/>
    </style:style>
    <style:style style:name="T7" style:family="text">
      <style:text-properties style:text-underline-style="none" officeooo:rsid="001d6d5e"/>
    </style:style>
    <style:style style:name="T8" style:family="text">
      <style:text-properties fo:color="#9876aa" style:font-name="JetBrains Mono" fo:font-size="10pt" fo:font-style="normal" style:text-underline-style="solid" style:text-underline-width="auto" style:text-underline-color="font-color" fo:font-weight="normal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Person(<text:span text:style-name="T1">Id</text:span>,Vorname,Nachname)</text:p>
      <text:p text:style-name="P1">Author(<text:span text:style-name="T1">Key</text:span>)</text:p>
      <text:p text:style-name="P1">Bearbeiter(<text:span text:style-name="T2">Id</text:span>)</text:p>
      <text:p text:style-name="Standard">Homepage(<text:span text:style-name="T2">Url</text:span><text:span text:style-name="T5">,Titel,Notiz</text:span>)</text:p>
      <text:p text:style-name="Standard">Publikation(<text:span text:style-name="T2">Key</text:span><text:span text:style-name="T5">,Titel,LastModified</text:span>)</text:p>
      <text:p text:style-name="Standard">Buch(<text:span text:style-name="T2">Id</text:span><text:span text:style-name="T5">,Titel,Jahr,Publisher</text:span>)</text:p>
      <text:p text:style-name="Standard">Fachzeitschrift(<text:span text:style-name="T2">Id</text:span><text:span text:style-name="T5">,Url,Name,Auflage,Nummer,Seiten,Jahr</text:span>)</text:p>
      <text:p text:style-name="Standard">Konferenz(<text:span text:style-name="T2">Id</text:span><text:span text:style-name="T5">,Titel,Buchtitel,Auflage,Jahr</text:span>)</text:p>
      <text:p text:style-name="Standard">elektronischeVersion(<text:span text:style-name="T2">Adresse</text:span>)</text:p>
      <text:p text:style-name="Standard"/>
      <text:p text:style-name="P3">Publikation_ist_in_Konferenz(<text:span text:style-name="T1">PublikationId</text:span>,<text:span text:style-name="T1">KonferenzId</text:span>)</text:p>
      <text:p text:style-name="P3">Publikation_ist_in_Fachzeitschrift(<text:span text:style-name="T1">PublikationId</text:span>,<text:span text:style-name="T1">FachzeitschriftId</text:span>)</text:p>
      <text:p text:style-name="P3">Publikation_ist_in_Buch(<text:span text:style-name="T1">PublikationId</text:span>,<text:span text:style-name="T1">BuchId</text:span>)</text:p>
      <text:p text:style-name="P3">Bearbeiter_bearbeitet_Konferenz(<text:span text:style-name="T1">BearbeiterId</text:span>,<text:span text:style-name="T1">KonferenzId</text:span>)</text:p>
      <text:p text:style-name="P3">Author_schreibt_Publikation(<text:span text:style-name="T1">AuthorKey</text:span>,<text:span text:style-name="T1">PublikationId</text:span>)</text:p>
      <text:p text:style-name="P3">Author_hat_Homepage(<text:span text:style-name="T1">AuthorKey</text:span>,<text:span text:style-name="T1">HomepageUrl</text:span>)</text:p>
      <text:p text:style-name="P3">Publikation_hat_Zitat(<text:span text:style-name="T1">HatZitatKey</text:span>,<text:span text:style-name="T1">IstZitiertKey</text:span>)</text:p>
      <text:p text:style-name="Standard"/>
      <text:p text:style-name="P5">Verschmelzung</text:p>
      <text:p text:style-name="P5"/>
      <text:p text:style-name="P7">Person(<text:span text:style-name="T1">Id</text:span>,Vorname,Nachname)</text:p>
      <text:p text:style-name="P9">Author(<text:span text:style-name="T1">Key</text:span>)</text:p>
      <text:p text:style-name="P9">Bearbeiter(<text:span text:style-name="T2">Id</text:span>)</text:p>
      <text:p text:style-name="P8">Homepage(<text:span text:style-name="T2">Url</text:span><text:span text:style-name="T5">,Titel,Notiz</text:span>)</text:p>
      <text:p text:style-name="P8">Publikation(<text:span text:style-name="T2">Key</text:span><text:span text:style-name="T5">,Titel,LastModified</text:span>)</text:p>
      <text:p text:style-name="P8">Buch(<text:span text:style-name="T2">Id</text:span><text:span text:style-name="T5">,Titel,Jahr,Publisher</text:span>)</text:p>
      <text:p text:style-name="P8">Fachzeitschrift(<text:span text:style-name="T2">Id</text:span><text:span text:style-name="T5">,Url,Name,Auflage,Nummer,Seiten,Jahr</text:span>)</text:p>
      <text:p text:style-name="P8">Konferenz(<text:span text:style-name="T2">Id</text:span><text:span text:style-name="T5">,Titel,Buchtitel,Auflage,Jahr</text:span>)</text:p>
      <text:p text:style-name="P6">elektronischeVersion(<text:span text:style-name="T2">Adresse</text:span><text:span text:style-name="T6">,</text:span><text:span text:style-name="T2">Publikation</text:span><text:span text:style-name="T3">Key</text:span>)</text:p>
      <text:p text:style-name="P6"/>
      <text:p text:style-name="P6">Publikation_hat_Zitat(<text:span text:style-name="T1">HatZitatKey</text:span>,<text:span text:style-name="T1">IstZitiertKey</text:span>)</text:p>
      <text:p text:style-name="P6">Author_hat_Homepage(<text:span text:style-name="T1">AuthorKey</text:span>,<text:span text:style-name="T1">HomepageUrl</text:span>)</text:p>
      <text:p text:style-name="P6">Bearbeiter_bearbeitet_Konferenz(<text:span text:style-name="T1">BearbeiterId</text:span>,<text:span text:style-name="T1">KonferenzId</text:span>)</text:p>
      <text:p text:style-name="P4">Publikation_ist_in_Konferenz(<text:span text:style-name="T1">PublikationId</text:span>,<text:span text:style-name="T1">KonferenzId</text:span>)</text:p>
      <text:p text:style-name="P4">Publikation_ist_in_Fachzeitschrift(<text:span text:style-name="T1">PublikationId</text:span>,<text:span text:style-name="T1">FachzeitschriftId</text:span>)</text:p>
      <text:p text:style-name="P6">Publikation_ist_in_Buch(<text:span text:style-name="T1">PublikationId</text:span>,<text:span text:style-name="T1">BuchId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5:00:28.316000000</meta:creation-date>
    <dc:date>2020-08-19T17:58:48.937000000</dc:date>
    <meta:editing-duration>PT5H45M40S</meta:editing-duration>
    <meta:editing-cycles>3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32" meta:word-count="32" meta:character-count="1242" meta:non-whitespace-character-count="1242"/>
  </office:meta>
</office:document-meta>
</file>